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4bc" officeooo:paragraph-rsid="000484bc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093e0e"/>
    </style:style>
    <style:style style:name="P4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1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officeooo:paragraph-rsid="00093e0e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07be45"/>
    </style:style>
    <style:style style:name="T2" style:family="text">
      <style:text-properties officeooo:rsid="00093e0e"/>
    </style:style>
    <style:style style:name="T3" style:family="text">
      <style:text-properties fo:language="fr" fo:country="FR"/>
    </style:style>
    <style:style style:name="T4" style:family="text">
      <style:text-properties style:font-name="Liberation Serif" fo:font-size="12pt" fo:language="fr" fo:country="FR" style:font-size-asian="12pt" style:font-size-complex="12pt"/>
    </style:style>
    <style:style style:name="T5" style:family="text">
      <style:text-properties style:font-name="Liberation Serif" fo:language="fr" fo:country="FR" officeooo:rsid="0007be45"/>
    </style:style>
    <style:style style:name="T6" style:family="text">
      <style:text-properties style:font-name="Liberation Serif" fo:font-size="18pt" fo:language="fr" fo:country="FR" style:font-size-asian="18pt" style:font-size-complex="18pt"/>
    </style:style>
    <style:style style:name="T7" style:family="text">
      <style:text-properties fo:font-size="18pt" fo:language="fr" fo:country="FR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mmaire</text:h>
      <text:list xml:id="list3072045025" text:style-name="L1">
        <text:list-item>
          <text:p text:style-name="P4"><text:bookmark text:name="tw-target-text"/><text:span text:style-name="T3">présentation</text:span> de la boite</text:p>
        </text:list-item>
        <text:list-item>
          <text:p text:style-name="P5">les mission fait en entreprise</text:p>
        </text:list-item>
        <text:list-item>
          <text:p text:style-name="P5">explicitation de la techno sylius</text:p>
        </text:list-item>
        <text:list-item>
          <text:p text:style-name="P6"><text:bookmark text:name="tw-target-text Copie 1"/><text:span text:style-name="T5">présentation</text:span><text:span text:style-name="T1"> du projet fils rouge</text:span> </text:p>
        </text:list-item>
        <text:list-item>
          <text:p text:style-name="P5">demande du client</text:p>
        </text:list-item>
        <text:list-item>
          <text:p text:style-name="P5">type de méthode de travail</text:p>
        </text:list-item>
        <text:list-item>
          <text:p text:style-name="P5">uml</text:p>
        </text:list-item>
        <text:list-item>
          <text:p text:style-name="P5">maquette</text:p>
        </text:list-item>
        <text:list-item>
          <text:p text:style-name="P5">technologique utiliser</text:p>
        </text:list-item>
        <text:list-item>
          <text:p text:style-name="P5">front</text:p>
        </text:list-item>
        <text:list-item>
          <text:p text:style-name="P5">bdd</text:p>
        </text:list-item>
        <text:list-item>
          <text:p text:style-name="P5">back</text:p>
        </text:list-item>
        <text:list-item>
          <text:p text:style-name="P5">requête sql</text:p>
        </text:list-item>
        <text:list-item>
          <text:p text:style-name="P5">si c’etait a refaire</text:p>
        </text:list-item>
        <text:list-item>
          <text:p text:style-name="P5">conclusion</text:p>
        </text:list-item>
      </text:list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 text:is-list-header="true"><text:bookmark text:name="tw-target-text Copie 2"/><text:soft-page-break/><text:span text:style-name="T7">présentation</text:span> de la boite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55:01.924276777</meta:creation-date>
    <dc:date>2024-12-09T10:28:31.966915541</dc:date>
    <meta:editing-duration>PT59M28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" meta:paragraph-count="18" meta:word-count="62" meta:character-count="323" meta:non-whitespace-character-count="291"/>
  </office:meta>
</office:document-meta>
</file>